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Mapa powraca, przy czym tym razem wzywa duet, który nie wystąpił w pierwszym sezonie, czyli Fluttershy i Twilight. Zaś początek problemu jest tak sztampową opowieścią, że zastanawiam się, czy kiedyś faktycznie po przeciwnych stronach doliny nie mieszkały dwie rodziny, które prowadziły ze sobą wojnę. Wracając zaś do odcinka, to na pewno na plus zaliczę, że twórcy w ogóle postanowili się nie skupiać na tym, kto jest odpowiedzialny za tę niekończącą się kłótnię, ale na tym, kto najbardziej na niej cierpi, czyli zwierzętach. Tym, czego na pewno, w końcu, powinna nauczyć się Twilight, to większe zaufanie do własnych zdolności i przyjaciół, którzy ją otaczają, a nie do wcześniej rozpisanych planów. W sumie trochę mnie boli, że Fluttershy nie miała okazji trochę bardziej popisać się w tym odcinku i przez większość czasu występowała w cieniu księżniczki. Przy okazji dostałem kolejne dowody na to, że alicorny mogą posiadać ogromną moc, ale nie dostają jej z automatu. Ostatecznie epizod oceniam jako bardzo dobry, choć z tej miniserii o mapie jak na razie wypada najsłabiej.</text:p>
      <text:p text:style-name="P1"/>
      <text:p text:style-name="P1">Dolar84</text:p>
      <text:p text:style-name="P1">Od kiedy dowiedziałem się, jaką nazwę będzie nosił ten odcinek, to cieszyłem się na chwilę, kiedy go obejrzę. Prawdopodobnie najsłynniejsza amerykańska waśń rodzinna przeniesiona do świata MLP? Przecież to trzeba zobaczyć! Naturalnie spodziewałem się, iż całość zostanie w znaczącym stopniu złagodzona, gdyż faktyczna „wojna” między rodzinami Hatfield i McCoy toczyła się niemal pół wieku i padło w niej kilkanaście trupów. Na szczęście twórcy postanowili zrezygnować z makabry i zastąpić ją humorem. Oczywiście zakończenie odcinka było wyjątkowo przewidywalne od chwili, gdy dowiedzieliśmy się, w czym dobre są rody Hooffields i McColts, ale i tak całość oglądało się wyjątkowo przyjemnie. Rozwiązanie problemu przez zwierzęta też było do przewidzenia – w końcu jedną z dwóch wysłanniczek była Fluttershy i to ona wywierała zdecydowanie lepsze wrażenie. Natomiast sama Księżniczka Przyjaźni… Cóż, powiedzmy, iż dawno nie widziałem, żeby w odcinku kreowano ją na taką chodzącą tępotę. Może to dosyć ostra ocena, jednak głupota biła z niej mocniej niż zaklęcie zamrażające. Wyglądało to wręcz tak, jakby przez całe pięć sezonów nie nauczyła się niczego i nadal usiłowała wszystko zaczerpnąć z książek. Nosz kurczę, teoria teorią, ale może by tak trochę przełożenia na realia dla naszej ex-bibliotekarki? Zdecydowanie wywierała jak najgorsze wrażenie w tym epizodzie, na szczęście jednak nie było tak tragicznie, żeby zepsuć całość – nadal oceniam odcinek wysoko. A McColts i tak są najlepsi!</text:p>
      <text:p text:style-name="P1"/>
      <text:p text:style-name="P1">aTOM</text:p>
      <text:p text:style-name="P1">Fluttershy i Twilight razem wyruszają w misję? Jako psychofan obu byłem pozytywnie nastawiony już od samego początku odcinka. Problem, z jakim przyszło się im zmierzyć, co prawda był dość typowy (dwa zwaśnione rody), rozwiązanie nieco mniej typowe (bo z udziałem trzeciej partii pod postacią zwierzątek), ale generalnie odcinek dostarczył niejedną okazję do śmiechu. Motyw z tortem trojańskim był po prostu boski. Cieszyły mnie jak zwykle drobiazgi, jak powrót balonu Twilight czy elegancko ukazane niszczenie doliny na skutek utarczek dwóch klanów. No i Twilight w końcu pierdyknęła jakimś porządnym zaklęciem, które pewnie stało się podwaliną do przynajmniej dwunastu fanfików. Jak mawiał Bruce Willis w reklamie Bolsa – „very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19:01:29.867000000</dc:date>
    <meta:editing-duration>PT26S</meta:editing-duration>
    <meta:document-statistic meta:table-count="0" meta:image-count="0" meta:object-count="0" meta:page-count="1" meta:paragraph-count="6" meta:word-count="497" meta:character-count="3322" meta:non-whitespace-character-count="2828"/>
  </office:meta>
</office:document-meta>
</file>